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9</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bookcatalog20171113125732.azurewebsites.net/" text:style-name="Internet_20_link" text:visited-style-name="Visited_20_Internet_20_Link">http://bookcatalog20171113125732.azurewebsites.net/</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text:a xlink:type="simple" xlink:href="https://github.com/insidmal/CS295N/tree/master/Lab 9" text:style-name="Internet_20_link" text:visited-style-name="Visited_20_Internet_20_Link">https://github.com/insidmal/CS295N/tree/master/Lab 9</text:a></text:p>
          </table:table-cell>
        </table:table-row>
        <table:table-row table:style-name="Table1.1">
          <table:table-cell table:style-name="Table1.A1" office:value-type="string">
            <text:p text:style-name="P3">Reviewer</text:p>
          </table:table-cell>
          <table:table-cell table:style-name="Table1.B1" office:value-type="string">
            <text:p text:style-name="P3">Andrew Rogers</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Looks good to me. It just dawned on me that My last code review was probably inaccurate since I didn’t build your database again. That’s most likely why I got errors on it. <text:bookmark text:name="_GoBack"/></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3085603368149108431"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8910089907939839347"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4</meta:editing-cycles>
    <meta:creation-date>2017-03-16T17:31:00</meta:creation-date>
    <dc:date>2017-11-28T20:42:56.77</dc:date>
    <meta:editing-duration>PT36S</meta:editing-duration>
    <meta:generator>OpenOffice/4.1.2$Win32 OpenOffice.org_project/412m3$Build-9782</meta:generator>
    <meta:document-statistic meta:table-count="2" meta:image-count="0" meta:object-count="0" meta:page-count="2" meta:paragraph-count="55" meta:word-count="392" meta:character-count="2333"/>
    <meta:user-defined meta:name="AppVersion">16.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